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2.545cm"/>
    </style:style>
    <style:style style:name="co4" style:family="table-column">
      <style:table-column-properties fo:break-before="auto" style:column-width="8.901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2" style:family="table-cell" style:parent-style-name="Default">
      <style:table-cell-properties fo:border-bottom="none" fo:background-color="#ffcc99" fo:border-left="0.06pt solid #000000" fo:border-right="none" fo:border-top="0.06pt solid #000000"/>
      <style:text-properties style:text-position=""/>
    </style:style>
    <style:style style:name="ce23" style:family="table-cell" style:parent-style-name="Default">
      <style:table-cell-properties fo:border-bottom="none" fo:background-color="#ffcc99" fo:border-left="0.06pt solid #000000" fo:border-right="none" fo:border-top="none"/>
      <style:text-properties style:text-position=""/>
    </style:style>
    <style:style style:name="ce24" style:family="table-cell" style:parent-style-name="Default">
      <style:table-cell-properties fo:border-bottom="0.06pt solid #000000" fo:background-color="#ffcc99" fo:border-left="0.06pt solid #000000" fo:border-right="none" fo:border-top="none"/>
      <style:text-properties style:text-position=""/>
    </style:style>
    <style:style style:name="ce2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style:text-position=""/>
    </style:style>
    <style:style style:name="ce26" style:family="table-cell" style:parent-style-name="Default" style:data-style-name="N30">
      <style:text-properties style:text-position=""/>
    </style:style>
    <style:style style:name="ce27" style:family="table-cell" style:parent-style-name="Default">
      <style:table-cell-properties fo:border-bottom="none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fo:border-bottom="none" fo:background-color="#ffcc99" fo:border-left="none" fo:border-right="none" fo:border-top="0.06pt solid #000000"/>
      <style:text-properties style:text-position=""/>
    </style:style>
    <style:style style:name="ce32" style:family="table-cell" style:parent-style-name="Default">
      <style:table-cell-properties fo:background-color="#ffcc99"/>
      <style:text-properties style:text-position=""/>
    </style:style>
    <style:style style:name="ce33" style:family="table-cell" style:parent-style-name="Default">
      <style:table-cell-properties fo:border-bottom="0.06pt solid #000000" fo:background-color="#ffcc99" fo:border-left="none" fo:border-right="none" fo:border-top="none"/>
      <style:text-properties style:text-position=""/>
    </style:style>
    <style:style style:name="ce34" style:family="table-cell" style:parent-style-name="Default">
      <style:table-cell-properties fo:border-bottom="none" fo:background-color="#ffcc99" fo:border-left="none" fo:border-right="0.06pt solid #000000" fo:border-top="0.06pt solid #000000"/>
      <style:text-properties style:text-position=""/>
    </style:style>
    <style:style style:name="ce35" style:family="table-cell" style:parent-style-name="Default">
      <style:table-cell-properties fo:border-bottom="none" fo:background-color="#ffcc99" fo:border-left="none" fo:border-right="0.06pt solid #000000" fo:border-top="none"/>
      <style:text-properties style:text-position=""/>
    </style:style>
    <style:style style:name="ce36" style:family="table-cell" style:parent-style-name="Default">
      <style:table-cell-properties fo:border-bottom="0.06pt solid #000000" fo:background-color="#ffcc99" fo:border-left="none" fo:border-right="0.06pt solid #000000" fo:border-top="none"/>
      <style:text-properties style:text-position=""/>
    </style:style>
    <style:style style:name="ce37" style:family="table-cell" style:parent-style-name="Default">
      <style:table-cell-properties fo:background-color="#47b8b8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38" style:family="table-cell" style:parent-style-name="Default">
      <style:table-cell-properties fo:background-color="#7da647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9" style:family="table-cell" style:parent-style-name="Default">
      <style:table-cell-properties fo:background-color="#aea79f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0" style:family="table-cell" style:parent-style-name="Default">
      <style:table-cell-properties fo:background-color="#cccc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1" style:family="table-cell" style:parent-style-name="Default">
      <style:table-cell-properties fo:border="0.06pt solid #000000"/>
      <style:text-properties style:text-position=""/>
    </style:style>
    <style:style style:name="ce4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4" style:family="table-cell" style:parent-style-name="Default">
      <style:table-cell-properties fo:background-color="#b3b3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49" style:family="table-cell" style:parent-style-name="Default">
      <style:table-cell-properties fo:border-bottom="none" fo:border-left="0.06pt solid #000000" fo:border-right="none" fo:border-top="0.06pt solid #000000"/>
    </style:style>
    <style:style style:name="ce50" style:family="table-cell" style:parent-style-name="Default">
      <style:table-cell-properties fo:border-bottom="none" fo:border-left="0.06pt solid #000000" fo:border-right="none" fo:border-top="none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order-left="none" fo:border-right="none" fo:border-top="none"/>
    </style:style>
    <style:style style:name="ce55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7" style:family="table-cell" style:parent-style-name="Default">
      <style:table-cell-properties fo:background-color="#7da647"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</style:style>
    <style:style style:name="ce59" style:family="table-cell" style:parent-style-name="Default">
      <style:table-cell-properties style:glyph-orientation-vertical="0" style:direction="ltr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008000" style:text-align-source="fix" style:repeat-content="false" fo:border="0.06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>
      <style:table-cell-properties fo:background-color="#eb613d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fo:background-color="#944794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7" style:family="table-cell" style:parent-style-name="Default">
      <style:table-cell-properties fo:border-bottom="none" fo:border-left="none" fo:border-right="0.06pt solid #000000" fo:border-top="0.06pt solid #000000"/>
    </style:style>
    <style:style style:name="ce68" style:family="table-cell" style:parent-style-name="Default">
      <style:table-cell-properties fo:border-bottom="none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svg:stroke-width="0.1cm" svg:stroke-color="#0000ff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svg:stroke-width="0cm" svg:stroke-color="#c0c0c0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font-name="DejaVu Sans" style:font-name-asian="DejaVu Sans1" style:font-name-complex="Lohit Hindi"/>
    </style:style>
  </office:automatic-styles>
  <office:body>
    <office:spreadsheet>
      <table:table table:name="服务器架构" table:style-name="ta1">
        <table:shapes>
          <draw:line draw:z-index="0" draw:style-name="gr1" draw:text-style-name="P1" svg:x1="13.574cm" svg:y1="2.002cm" svg:x2="6.773cm" svg:y2="3.028cm">
            <text:p/>
          </draw:line>
          <draw:line draw:z-index="1" draw:style-name="gr1" draw:text-style-name="P1" svg:x1="13.574cm" svg:y1="2.029cm" svg:x2="11.234cm" svg:y2="3.028cm">
            <text:p/>
          </draw:line>
          <draw:line draw:z-index="2" draw:style-name="gr1" draw:text-style-name="P1" svg:x1="20.32cm" svg:y1="2.109cm" svg:x2="22.578cm" svg:y2="3.055cm">
            <text:p/>
          </draw:line>
          <draw:line draw:z-index="3" draw:style-name="gr1" draw:text-style-name="P1" svg:x1="20.237cm" svg:y1="2.056cm" svg:x2="27.093cm" svg:y2="3.028cm">
            <text:p/>
          </draw:line>
          <draw:line draw:z-index="4" draw:style-name="gr2" draw:text-style-name="P1" svg:x1="16.906cm" svg:y1="2.078cm" svg:x2="16.906cm" svg:y2="2.955cm">
            <text:p/>
          </draw:line>
          <draw:line draw:z-index="5" draw:style-name="gr3" draw:text-style-name="P1" svg:x1="5.644cm" svg:y1="6.889cm" svg:x2="5.589cm" svg:y2="3.685cm">
            <text:p/>
          </draw:line>
          <draw:line draw:z-index="6" draw:style-name="gr3" draw:text-style-name="P1" svg:x1="7.792cm" svg:y1="6.889cm" svg:x2="5.617cm" svg:y2="3.712cm">
            <text:p/>
          </draw:line>
          <draw:line draw:z-index="7" draw:style-name="gr3" draw:text-style-name="P1" svg:x1="10.132cm" svg:y1="6.835cm" svg:x2="5.534cm" svg:y2="3.685cm">
            <text:p/>
          </draw:line>
          <draw:line draw:z-index="8" draw:style-name="gr3" draw:text-style-name="P1" svg:x1="12.308cm" svg:y1="6.835cm" svg:x2="5.507cm" svg:y2="3.685cm">
            <text:p/>
          </draw:line>
          <draw:line draw:z-index="9" draw:style-name="gr3" draw:text-style-name="P1" svg:x1="14.51cm" svg:y1="6.755cm" svg:x2="5.644cm" svg:y2="3.738cm">
            <text:p/>
          </draw:line>
          <draw:line draw:z-index="10" draw:style-name="gr3" draw:text-style-name="P1" svg:x1="16.823cm" svg:y1="6.808cm" svg:x2="5.562cm" svg:y2="3.738cm">
            <text:p/>
          </draw:line>
          <draw:line draw:z-index="11" draw:style-name="gr3" draw:text-style-name="P1" svg:x1="19.191cm" svg:y1="6.808cm" svg:x2="5.507cm" svg:y2="3.738cm">
            <text:p/>
          </draw:line>
          <draw:line draw:z-index="12" draw:style-name="gr3" draw:text-style-name="P1" svg:x1="21.504cm" svg:y1="6.835cm" svg:x2="5.452cm" svg:y2="3.712cm">
            <text:p/>
          </draw:line>
          <draw:line draw:z-index="13" draw:style-name="gr3" draw:text-style-name="P1" svg:x1="23.706cm" svg:y1="6.808cm" svg:x2="5.479cm" svg:y2="3.658cm">
            <text:p/>
          </draw:line>
          <draw:line draw:z-index="14" draw:style-name="gr3" draw:text-style-name="P1" svg:x1="26.074cm" svg:y1="6.835cm" svg:x2="5.479cm" svg:y2="3.658cm">
            <text:p/>
          </draw:line>
          <draw:line draw:z-index="15" draw:style-name="gr3" draw:text-style-name="P1" svg:x1="5.507cm" svg:y1="7.437cm" svg:x2="16.878cm" svg:y2="10.094cm">
            <text:p/>
          </draw:line>
          <draw:line draw:z-index="16" draw:style-name="gr3" draw:text-style-name="P1" svg:x1="7.682cm" svg:y1="7.464cm" svg:x2="16.933cm" svg:y2="10.147cm">
            <text:p/>
          </draw:line>
          <draw:line draw:z-index="17" draw:style-name="gr3" draw:text-style-name="P1" svg:x1="9.995cm" svg:y1="7.464cm" svg:x2="16.961cm" svg:y2="10.147cm">
            <text:p/>
          </draw:line>
          <draw:line draw:z-index="18" draw:style-name="gr3" draw:text-style-name="P1" svg:x1="12.197cm" svg:y1="7.437cm" svg:x2="16.961cm" svg:y2="10.173cm">
            <text:p/>
          </draw:line>
          <draw:line draw:z-index="19" draw:style-name="gr3" draw:text-style-name="P1" svg:x1="14.62cm" svg:y1="7.464cm" svg:x2="16.961cm" svg:y2="10.2cm">
            <text:p/>
          </draw:line>
          <draw:line draw:z-index="20" draw:style-name="gr3" draw:text-style-name="P1" svg:x1="16.768cm" svg:y1="7.464cm" svg:x2="16.878cm" svg:y2="10.094cm">
            <text:p/>
          </draw:line>
          <draw:line draw:z-index="21" draw:style-name="gr3" draw:text-style-name="P1" svg:x1="19.219cm" svg:y1="7.437cm" svg:x2="16.933cm" svg:y2="10.12cm">
            <text:p/>
          </draw:line>
          <draw:line draw:z-index="22" draw:style-name="gr3" draw:text-style-name="P1" svg:x1="21.421cm" svg:y1="7.437cm" svg:x2="17.071cm" svg:y2="10.2cm">
            <text:p/>
          </draw:line>
          <draw:line draw:z-index="23" draw:style-name="gr3" draw:text-style-name="P1" svg:x1="23.679cm" svg:y1="7.464cm" svg:x2="16.906cm" svg:y2="10.173cm">
            <text:p/>
          </draw:line>
          <draw:line draw:z-index="24" draw:style-name="gr3" draw:text-style-name="P1" svg:x1="26.047cm" svg:y1="7.437cm" svg:x2="16.933cm" svg:y2="10.147cm">
            <text:p/>
          </draw:line>
          <draw:line draw:z-index="25" draw:style-name="gr1" draw:text-style-name="P1" svg:x1="19.879cm" svg:y1="10.493cm" svg:x2="23.101cm" svg:y2="10.493cm">
            <text:p/>
          </draw:line>
          <draw:line draw:z-index="26" draw:style-name="gr1" draw:text-style-name="P1" svg:x1="14.731cm" svg:y1="7.423cm" svg:x2="24.67cm" svg:y2="10.306cm">
            <text:p/>
          </draw:line>
          <draw:line draw:z-index="27" draw:style-name="gr1" draw:text-style-name="P1" svg:x1="16.851cm" svg:y1="7.476cm" svg:x2="24.753cm" svg:y2="10.413cm">
            <text:p/>
          </draw:line>
          <draw:line draw:z-index="28" draw:style-name="gr1" draw:text-style-name="P1" svg:x1="18.971cm" svg:y1="7.476cm" svg:x2="24.67cm" svg:y2="10.439cm">
            <text:p/>
          </draw:line>
          <draw:line draw:z-index="29" draw:style-name="gr1" draw:text-style-name="P1" svg:x1="23.789cm" svg:y1="7.369cm" svg:x2="24.643cm" svg:y2="10.519cm">
            <text:p/>
          </draw:line>
          <draw:line draw:z-index="30" draw:style-name="gr1" draw:text-style-name="P1" svg:x1="25.964cm" svg:y1="7.316cm" svg:x2="24.615cm" svg:y2="10.359cm">
            <text:p/>
          </draw:line>
          <draw:line draw:z-index="31" draw:style-name="gr1" draw:text-style-name="P1" svg:x1="21.504cm" svg:y1="7.289cm" svg:x2="24.698cm" svg:y2="10.386cm">
            <text:p/>
          </draw:line>
          <draw:line draw:z-index="32" draw:style-name="gr1" draw:text-style-name="P1" svg:x1="12.197cm" svg:y1="7.369cm" svg:x2="24.56cm" svg:y2="10.279cm">
            <text:p/>
          </draw:line>
          <draw:line draw:z-index="33" draw:style-name="gr1" draw:text-style-name="P1" svg:x1="10.022cm" svg:y1="7.449cm" svg:x2="24.725cm" svg:y2="10.413cm">
            <text:p/>
          </draw:line>
          <draw:line draw:z-index="34" draw:style-name="gr1" draw:text-style-name="P1" svg:x1="7.847cm" svg:y1="7.423cm" svg:x2="24.725cm" svg:y2="10.413cm">
            <text:p/>
          </draw:line>
          <draw:line draw:z-index="35" draw:style-name="gr1" draw:text-style-name="P1" svg:x1="5.782cm" svg:y1="7.476cm" svg:x2="24.753cm" svg:y2="10.359cm">
            <text:p/>
          </draw:line>
          <draw:line draw:z-index="36" draw:style-name="gr1" draw:text-style-name="P1" svg:x1="25.634cm" svg:y1="10.786cm" svg:x2="20.926cm" svg:y2="11.401cm">
            <text:p/>
          </draw:line>
          <draw:line draw:z-index="37" draw:style-name="gr1" draw:text-style-name="P1" svg:x1="5.369cm" svg:y1="3.631cm" svg:x2="5.397cm" svg:y2="4.299cm">
            <text:p/>
          </draw:line>
          <draw:line draw:z-index="38" draw:style-name="gr1" draw:text-style-name="P1" svg:x1="10.077cm" svg:y1="3.818cm" svg:x2="10.105cm" svg:y2="4.379cm">
            <text:p/>
          </draw:line>
          <draw:line draw:z-index="39" draw:style-name="gr1" draw:text-style-name="P1" svg:x1="23.679cm" svg:y1="3.792cm" svg:x2="23.624cm" svg:y2="4.486cm">
            <text:p/>
          </draw:line>
          <draw:line draw:z-index="40" draw:style-name="gr1" draw:text-style-name="P1" svg:x1="28.194cm" svg:y1="3.792cm" svg:x2="28.222cm" svg:y2="4.379cm">
            <text:p/>
          </draw:line>
          <draw:line draw:z-index="41" draw:style-name="gr1" draw:text-style-name="P1" svg:x1="10.105cm" svg:y1="4.352cm" svg:x2="13.574cm" svg:y2="3.471cm">
            <text:p/>
          </draw:line>
          <draw:line draw:z-index="42" draw:style-name="gr1" draw:text-style-name="P1" svg:x1="23.624cm" svg:y1="4.512cm" svg:x2="20.347cm" svg:y2="3.418cm">
            <text:p/>
          </draw:line>
          <draw:line draw:z-index="43" draw:style-name="gr1" draw:text-style-name="P1" svg:x1="28.277cm" svg:y1="4.352cm" svg:x2="20.402cm" svg:y2="3.445cm">
            <text:p/>
          </draw:line>
          <draw:line draw:z-index="44" draw:style-name="gr1" draw:text-style-name="P1" svg:x1="5.424cm" svg:y1="4.272cm" svg:x2="13.409cm" svg:y2="3.471cm">
            <text:p/>
          </draw:line>
          <draw:line draw:z-index="45" draw:style-name="gr1" draw:text-style-name="P1" svg:x1="28.25cm" svg:y1="3.791cm" svg:x2="5.699cm" svg:y2="6.835cm">
            <text:p/>
          </draw:line>
          <draw:line draw:z-index="46" draw:style-name="gr1" draw:text-style-name="P1" svg:x1="7.847cm" svg:y1="6.888cm" svg:x2="28.194cm" svg:y2="3.818cm">
            <text:p/>
          </draw:line>
          <draw:line draw:z-index="47" draw:style-name="gr1" draw:text-style-name="P1" svg:x1="10.215cm" svg:y1="6.888cm" svg:x2="28.277cm" svg:y2="3.818cm">
            <text:p/>
          </draw:line>
          <draw:line draw:z-index="48" draw:style-name="gr1" draw:text-style-name="P1" svg:x1="12.39cm" svg:y1="6.915cm" svg:x2="28.167cm" svg:y2="3.818cm">
            <text:p/>
          </draw:line>
          <draw:line draw:z-index="49" draw:style-name="gr1" draw:text-style-name="P1" svg:x1="14.675cm" svg:y1="6.888cm" svg:x2="28.194cm" svg:y2="3.818cm">
            <text:p/>
          </draw:line>
          <draw:line draw:z-index="50" draw:style-name="gr1" draw:text-style-name="P1" svg:x1="16.768cm" svg:y1="6.861cm" svg:x2="28.277cm" svg:y2="3.791cm">
            <text:p/>
          </draw:line>
          <draw:line draw:z-index="51" draw:style-name="gr1" draw:text-style-name="P1" svg:x1="19.081cm" svg:y1="6.861cm" svg:x2="28.25cm" svg:y2="3.791cm">
            <text:p/>
          </draw:line>
          <draw:line draw:z-index="52" draw:style-name="gr1" draw:text-style-name="P1" svg:x1="21.311cm" svg:y1="6.781cm" svg:x2="28.277cm" svg:y2="3.791cm">
            <text:p/>
          </draw:line>
          <draw:line draw:z-index="53" draw:style-name="gr1" draw:text-style-name="P1" svg:x1="23.651cm" svg:y1="6.835cm" svg:x2="28.194cm" svg:y2="3.818cm">
            <text:p/>
          </draw:line>
          <draw:line draw:z-index="54" draw:style-name="gr1" draw:text-style-name="P1" svg:x1="25.772cm" svg:y1="6.861cm" svg:x2="28.25cm" svg:y2="3.791cm">
            <text:p/>
          </draw:line>
        </table:shapes>
        <table:table-column table:style-name="co1" table:number-columns-repeated="17" table:default-cell-style-name="Default"/>
        <table:table-row table:style-name="ro1">
          <table:table-cell table:style-name="ce49"/>
          <table:table-cell table:style-name="ce53" table:number-columns-repeated="13"/>
          <table:table-cell table:style-name="ce66" office:value-type="string" table:number-columns-spanned="3" table:number-rows-spanned="18">
            <text:p>主Proxy保存所有的用户连接信息.作为备用的Proxy服务器.玩家的首次连接都发送到主Proxy,主Proxy根据当前Proxy的情况进行连接分配,分配的方式为先取从Proxy的数量,然后获取各个Proxy当前连接的玩家数量,从而得到一个平均值,优先选择低于这个值的从Proxy.</text:p>
          </table:table-cell>
          <table:covered-table-cell table:style-name="ce53"/>
          <table:covered-table-cell table:style-name="ce67"/>
        </table:table-row>
        <table:table-row table:style-name="ro1">
          <table:table-cell table:style-name="ce50"/>
          <table:table-cell table:number-columns-repeated="13"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 table:number-columns-repeated="13"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 table:number-columns-repeated="5"/>
          <table:table-cell table:style-name="ce60" office:value-type="string" table:number-columns-spanned="3" table:number-rows-spanned="2">
            <text:p>客户端</text:p>
          </table:table-cell>
          <table:covered-table-cell table:number-columns-repeated="2"/>
          <table:table-cell table:number-columns-repeated="5"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 table:number-columns-repeated="5"/>
          <table:covered-table-cell table:number-columns-repeated="3"/>
          <table:table-cell table:number-columns-repeated="5"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 table:number-columns-repeated="13"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 table:number-columns-repeated="13"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/>
          <table:table-cell table:style-name="ce55" office:value-type="string" table:number-columns-spanned="1" table:number-rows-spanned="2">
            <text:p>Gate</text:p>
          </table:table-cell>
          <table:table-cell/>
          <table:table-cell table:style-name="ce55" office:value-type="string" table:number-columns-spanned="1" table:number-rows-spanned="2">
            <text:p>Gate</text:p>
          </table:table-cell>
          <table:table-cell/>
          <table:table-cell table:style-name="ce61" office:value-type="string" table:number-columns-spanned="3" table:number-rows-spanned="2">
            <text:p>Proxy服务器</text:p>
          </table:table-cell>
          <table:covered-table-cell table:number-columns-repeated="2" table:style-name="ce64"/>
          <table:table-cell/>
          <table:table-cell table:style-name="ce55" office:value-type="string" table:number-columns-spanned="1" table:number-rows-spanned="2">
            <text:p>Gate</text:p>
          </table:table-cell>
          <table:table-cell/>
          <table:table-cell table:style-name="ce55" office:value-type="string" table:number-columns-spanned="1" table:number-rows-spanned="2">
            <text:p>Gate</text:p>
          </table:table-cell>
          <table:table-cell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/>
          <table:covered-table-cell/>
          <table:table-cell/>
          <table:covered-table-cell/>
          <table:table-cell/>
          <table:covered-table-cell table:number-columns-repeated="3"/>
          <table:table-cell/>
          <table:covered-table-cell/>
          <table:table-cell/>
          <table:covered-table-cell/>
          <table:table-cell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 table:number-columns-repeated="13"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 table:number-columns-repeated="13"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 table:number-columns-repeated="13"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 table:number-columns-repeated="13"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 table:number-columns-repeated="13"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 table:number-columns-repeated="13"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 table:number-columns-repeated="13"/>
          <table:covered-table-cell table:number-columns-repeated="2"/>
          <table:covered-table-cell table:style-name="ce68"/>
        </table:table-row>
        <table:table-row table:style-name="ro4">
          <table:table-cell table:style-name="ce50"/>
          <table:table-cell/>
          <table:table-cell table:style-name="ce56" office:value-type="string">
            <text:p>Thttpd</text:p>
          </table:table-cell>
          <table:table-cell table:style-name="ce56" office:value-type="string">
            <text:p>Home</text:p>
          </table:table-cell>
          <table:table-cell table:style-name="ce56" office:value-type="string">
            <text:p>Catach</text:p>
          </table:table-cell>
          <table:table-cell table:style-name="ce56" office:value-type="string">
            <text:p>Switch</text:p>
          </table:table-cell>
          <table:table-cell table:style-name="ce62" office:value-type="string">
            <text:p>Online1</text:p>
          </table:table-cell>
          <table:table-cell table:style-name="ce62" office:value-type="string">
            <text:p>Online2</text:p>
          </table:table-cell>
          <table:table-cell table:style-name="ce62" office:value-type="string">
            <text:p>Online3</text:p>
          </table:table-cell>
          <table:table-cell table:style-name="ce56" office:value-type="string">
            <text:p>Game</text:p>
          </table:table-cell>
          <table:table-cell table:style-name="ce56" office:value-type="string">
            <text:p>Login</text:p>
          </table:table-cell>
          <table:table-cell table:style-name="ce56" office:value-type="string">
            <text:p>Battle</text:p>
          </table:table-cell>
          <table:table-cell table:number-columns-repeated="2"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 table:number-columns-repeated="13"/>
          <table:covered-table-cell table:number-columns-repeated="2"/>
          <table:covered-table-cell table:style-name="ce68"/>
        </table:table-row>
        <table:table-row table:style-name="ro1" table:number-rows-repeated="5">
          <table:table-cell table:style-name="ce50"/>
          <table:table-cell table:number-columns-repeated="15"/>
          <table:table-cell table:style-name="ce68"/>
        </table:table-row>
        <table:table-row table:style-name="ro1">
          <table:table-cell table:style-name="ce50"/>
          <table:table-cell/>
          <table:table-cell table:style-name="ce57" office:value-type="string" table:number-columns-spanned="7" table:number-rows-spanned="2">
            <text:p>Public Data Server(角色属性相关数据),服务器共享数据.</text:p>
          </table:table-cell>
          <table:covered-table-cell table:number-columns-repeated="3"/>
          <table:covered-table-cell table:style-name="ce57"/>
          <table:covered-table-cell table:number-columns-repeated="2"/>
          <table:table-cell/>
          <table:table-cell table:style-name="ce65" office:value-type="string" table:number-columns-spanned="3" table:number-rows-spanned="2">
            <text:p>DB_PROXY</text:p>
          </table:table-cell>
          <table:covered-table-cell table:number-columns-repeated="2"/>
          <table:table-cell table:number-columns-repeated="3"/>
          <table:table-cell table:style-name="ce68"/>
        </table:table-row>
        <table:table-row table:style-name="ro1">
          <table:table-cell table:style-name="ce50"/>
          <table:table-cell/>
          <table:covered-table-cell table:number-columns-repeated="7"/>
          <table:table-cell/>
          <table:covered-table-cell table:number-columns-repeated="3"/>
          <table:table-cell table:number-columns-repeated="3"/>
          <table:table-cell table:style-name="ce68"/>
        </table:table-row>
        <table:table-row table:style-name="ro1">
          <table:table-cell table:style-name="ce50"/>
          <table:table-cell table:number-columns-repeated="15"/>
          <table:table-cell table:style-name="ce68"/>
        </table:table-row>
        <table:table-row table:style-name="ro1">
          <table:table-cell table:style-name="ce50"/>
          <table:table-cell table:number-columns-repeated="5"/>
          <table:table-cell table:style-name="ce63" office:value-type="string" table:number-columns-spanned="7" table:number-rows-spanned="2">
            <text:p>DataBases(可以是多台服务器多个数据库,通过DB_PROXY分发.)</text:p>
          </table:table-cell>
          <table:covered-table-cell table:number-columns-repeated="6"/>
          <table:table-cell table:number-columns-repeated="3"/>
          <table:table-cell table:style-name="ce68"/>
        </table:table-row>
        <table:table-row table:style-name="ro1">
          <table:table-cell table:style-name="ce50"/>
          <table:table-cell table:number-columns-repeated="5"/>
          <table:covered-table-cell table:number-columns-repeated="7"/>
          <table:table-cell table:number-columns-repeated="3"/>
          <table:table-cell table:style-name="ce68"/>
        </table:table-row>
        <table:table-row table:style-name="ro1">
          <table:table-cell table:style-name="ce50"/>
          <table:table-cell table:number-columns-repeated="15"/>
          <table:table-cell table:style-name="ce68"/>
        </table:table-row>
        <table:table-row table:style-name="ro1">
          <table:table-cell table:style-name="ce50"/>
          <table:table-cell/>
          <table:table-cell table:style-name="ce58" office:value-type="string" table:number-columns-spanned="11" table:number-rows-spanned="15">
            <text:p>协议设计:</text:p>
            <text:p>协议长度: unsigned int proto_cmd; <text:s/>//无符号32位数据,协议总量为42亿+</text:p>
            <text:p>1.保留协议编号是0 – 99999.扩展能力.</text:p>
            <text:p>2.online接受协议并处理的编号范围是:100000-299999,因为大部分的逻辑都是客户端发送到online进行处理.</text:p>
            <text:p>3.DB接受协议并处理的编号范围是:300000-499999.</text:p>
            <text:p><text:span text:style-name="T1">4.Login</text:span><text:span text:style-name="T1">接受协议并处理的编号范围是</text:span><text:span text:style-name="T1">:500000-599999.</text:span></text:p>
            <text:p>5.Game接受协议并处理的编号范围是:600000-699999.</text:p>
            <text:p>6.Battle接受协议并处理的编号范围是:700000-799999.</text:p>
            <text:p>7.Switch接受协议并处理的编号范围是:800000-899999.</text:p>
            <text:p>8.Catach接受协议并处理的编号范围是:900000-999999.</text:p>
            <text:p>所有服务器定义2条协议:sent_buff_to_server();和send_buff_to_client();</text:p>
            <text:p>所有sent_buff_to_server();都发送到Proxy服务器进行协议分发,根据协议号,Proxy服务器根据协议号发送到其他的服务器进行处理.</text:p>
            <text:p>所有sent_buff_to_client();都发送到对应Proxy服务器,通过Proxy服务器将消息返回给客户端.</text:p>
          </table:table-cell>
          <table:covered-table-cell table:number-columns-repeated="10" table:style-name="ce59"/>
          <table:table-cell/>
          <table:table-cell table:style-name="ce66" office:value-type="string" table:number-columns-spanned="3" table:number-rows-spanned="15">
            <text:p>所有的服务都以模块化的方式存在,以提高服务的可靠性,独立行,以及增强服务器的可扩展性,服务与服务之间通过一个代理进行消息的通信.</text:p>
          </table:table-cell>
          <table:covered-table-cell/>
          <table:covered-table-cell table:style-name="ce68"/>
        </table:table-row>
        <table:table-row table:style-name="ro1">
          <table:table-cell table:style-name="ce50"/>
          <table:table-cell/>
          <table:covered-table-cell table:number-columns-repeated="11" table:style-name="ce59"/>
          <table:table-cell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/>
          <table:covered-table-cell table:number-columns-repeated="11" table:style-name="ce59"/>
          <table:table-cell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/>
          <table:covered-table-cell table:number-columns-repeated="11" table:style-name="ce59"/>
          <table:table-cell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/>
          <table:covered-table-cell table:number-columns-repeated="11" table:style-name="ce59"/>
          <table:table-cell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/>
          <table:covered-table-cell table:number-columns-repeated="11" table:style-name="ce59"/>
          <table:table-cell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/>
          <table:covered-table-cell table:number-columns-repeated="11" table:style-name="ce59"/>
          <table:table-cell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/>
          <table:covered-table-cell table:number-columns-repeated="11" table:style-name="ce59"/>
          <table:table-cell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/>
          <table:covered-table-cell table:number-columns-repeated="11" table:style-name="ce59"/>
          <table:table-cell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/>
          <table:covered-table-cell table:number-columns-repeated="11" table:style-name="ce59"/>
          <table:table-cell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/>
          <table:covered-table-cell table:number-columns-repeated="11" table:style-name="ce59"/>
          <table:table-cell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/>
          <table:covered-table-cell table:number-columns-repeated="11" table:style-name="ce59"/>
          <table:table-cell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/>
          <table:covered-table-cell table:number-columns-repeated="11" table:style-name="ce59"/>
          <table:table-cell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/>
          <table:covered-table-cell table:number-columns-repeated="11" table:style-name="ce59"/>
          <table:table-cell/>
          <table:covered-table-cell table:number-columns-repeated="2"/>
          <table:covered-table-cell table:style-name="ce68"/>
        </table:table-row>
        <table:table-row table:style-name="ro1">
          <table:table-cell table:style-name="ce50"/>
          <table:table-cell/>
          <table:covered-table-cell table:number-columns-repeated="11" table:style-name="ce59"/>
          <table:table-cell/>
          <table:covered-table-cell table:number-columns-repeated="2"/>
          <table:covered-table-cell table:style-name="ce68"/>
        </table:table-row>
        <table:table-row table:style-name="ro1" table:number-rows-repeated="3">
          <table:table-cell table:style-name="ce50"/>
          <table:table-cell table:number-columns-repeated="15"/>
          <table:table-cell table:style-name="ce68"/>
        </table:table-row>
        <table:table-row table:style-name="ro1">
          <table:table-cell table:style-name="ce51" office:value-type="string" table:number-columns-spanned="17" table:number-rows-spanned="3">
            <text:p>一般消息的处理流程: 客户端发送协议到proxy,携带参数(用户ID,协议编号,完整数据包长度,完整数据包内容).</text:p>
            <text:p>Proxy服务的返回包为(用户ID,协议编号,完整数据长度,完整数据内容 )包体数据格式为:[unsigned int user_id,unsigned int protocol_id ,unsigned int protocol_ret,int protocol_len,char protocol_buff[0]]</text:p>
            <text:p>Int protocol_ret 为0时,为协议正常返回,为负数时,表示协议在处理过程中发生错误,大于0时,数据正常返回中多种状态之一.</text:p>
          </table:table-cell>
          <table:covered-table-cell table:number-columns-repeated="15"/>
          <table:covered-table-cell table:style-name="ce68"/>
        </table:table-row>
        <table:table-row table:style-name="ro1">
          <table:covered-table-cell table:style-name="ce50"/>
          <table:covered-table-cell table:number-columns-repeated="15"/>
          <table:covered-table-cell table:style-name="ce68"/>
        </table:table-row>
        <table:table-row table:style-name="ro1">
          <table:covered-table-cell table:style-name="ce52"/>
          <table:covered-table-cell table:number-columns-repeated="15" table:style-name="ce54"/>
          <table:covered-table-cell table:style-name="ce6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配置文件</text:p>
          </table:table-cell>
          <table:table-cell office:value-type="string">
            <text:p>xml</text:p>
          </table:table-cell>
          <table:table-cell table:number-columns-repeated="15"/>
        </table:table-row>
        <table:table-row table:style-name="ro1">
          <table:table-cell office:value-type="string">
            <text:p>加密系统</text:p>
          </table:table-cell>
          <table:table-cell office:value-type="string">
            <text:p>MD5</text:p>
          </table:table-cell>
          <table:table-cell table:number-columns-repeated="15"/>
        </table:table-row>
        <table:table-row table:style-name="ro3">
          <table:table-cell/>
          <table:table-cell office:value-type="string">
            <text:p>DES算法</text:p>
          </table:table-cell>
          <table:table-cell table:number-columns-repeated="15"/>
        </table:table-row>
        <table:table-row table:style-name="ro1" table:number-rows-repeated="104851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消息分发" table:style-name="ta1">
        <table:table-column table:style-name="co1" table:number-columns-repeated="11" table:default-cell-style-name="Default"/>
        <table:table-row table:style-name="ro1">
          <table:table-cell table:style-name="ce16" office:value-type="string" table:number-columns-spanned="6" table:number-rows-spanned="19">
            <text:p>if(ret&gt;=0)</text:p>
            <text:p>{right_Assign_fun(protocol);}</text:p>
            <text:p>Else</text:p>
            <text:p>{error_Assign_fun(protocol);}</text:p>
          </table:table-cell>
          <table:covered-table-cell table:number-columns-repeated="5"/>
          <table:table-cell/>
          <table:table-cell table:style-name="ce16" office:value-type="string" table:number-columns-spanned="4" table:number-rows-spanned="19">
            <text:p><text:span text:style-name="T1"/></text:p>
            <text:p>right_Assign_fun(protocol_pkg)</text:p>
            <text:p>{</text:p>
            <text:p><text:span text:style-name="T1">printf(“protocol return: %d.”;</text:span></text:p>
            <text:p>right_Assign[pkg-&gt;protocol_id].function(pkg);</text:p>
            <text:p>}</text:p>
          </table:table-cell>
          <table:covered-table-cell table:number-columns-repeated="3"/>
        </table:table-row>
        <table:table-row table:style-name="ro1">
          <table:covered-table-cell table:number-columns-repeated="6"/>
          <table:table-cell/>
          <table:covered-table-cell table:number-columns-repeated="4"/>
        </table:table-row>
        <table:table-row table:style-name="ro1">
          <table:covered-table-cell table:number-columns-repeated="6"/>
          <table:table-cell/>
          <table:covered-table-cell table:number-columns-repeated="4"/>
        </table:table-row>
        <table:table-row table:style-name="ro1">
          <table:covered-table-cell table:number-columns-repeated="6"/>
          <table:table-cell/>
          <table:covered-table-cell table:number-columns-repeated="4"/>
        </table:table-row>
        <table:table-row table:style-name="ro1">
          <table:covered-table-cell table:number-columns-repeated="6"/>
          <table:table-cell/>
          <table:covered-table-cell table:number-columns-repeated="4"/>
        </table:table-row>
        <table:table-row table:style-name="ro1">
          <table:covered-table-cell table:number-columns-repeated="6"/>
          <table:table-cell/>
          <table:covered-table-cell table:number-columns-repeated="4"/>
        </table:table-row>
        <table:table-row table:style-name="ro1">
          <table:covered-table-cell table:number-columns-repeated="6"/>
          <table:table-cell/>
          <table:covered-table-cell table:number-columns-repeated="4"/>
        </table:table-row>
        <table:table-row table:style-name="ro1">
          <table:covered-table-cell table:number-columns-repeated="6"/>
          <table:table-cell/>
          <table:covered-table-cell table:number-columns-repeated="4"/>
        </table:table-row>
        <table:table-row table:style-name="ro1">
          <table:covered-table-cell table:number-columns-repeated="6"/>
          <table:table-cell/>
          <table:covered-table-cell table:number-columns-repeated="4"/>
        </table:table-row>
        <table:table-row table:style-name="ro1">
          <table:covered-table-cell table:number-columns-repeated="6"/>
          <table:table-cell/>
          <table:covered-table-cell table:number-columns-repeated="4"/>
        </table:table-row>
        <table:table-row table:style-name="ro1">
          <table:covered-table-cell table:number-columns-repeated="6"/>
          <table:table-cell/>
          <table:covered-table-cell table:number-columns-repeated="4"/>
        </table:table-row>
        <table:table-row table:style-name="ro1">
          <table:covered-table-cell table:number-columns-repeated="6"/>
          <table:table-cell/>
          <table:covered-table-cell table:number-columns-repeated="4"/>
        </table:table-row>
        <table:table-row table:style-name="ro1">
          <table:covered-table-cell table:number-columns-repeated="6"/>
          <table:table-cell/>
          <table:covered-table-cell table:number-columns-repeated="4"/>
        </table:table-row>
        <table:table-row table:style-name="ro1">
          <table:covered-table-cell table:number-columns-repeated="6"/>
          <table:table-cell/>
          <table:covered-table-cell table:number-columns-repeated="4"/>
        </table:table-row>
        <table:table-row table:style-name="ro1">
          <table:covered-table-cell table:number-columns-repeated="6"/>
          <table:table-cell/>
          <table:covered-table-cell table:number-columns-repeated="4"/>
        </table:table-row>
        <table:table-row table:style-name="ro1">
          <table:covered-table-cell table:number-columns-repeated="6"/>
          <table:table-cell/>
          <table:covered-table-cell table:number-columns-repeated="4"/>
        </table:table-row>
        <table:table-row table:style-name="ro1">
          <table:covered-table-cell table:number-columns-repeated="6"/>
          <table:table-cell/>
          <table:covered-table-cell table:number-columns-repeated="4"/>
        </table:table-row>
        <table:table-row table:style-name="ro1">
          <table:covered-table-cell table:number-columns-repeated="6"/>
          <table:table-cell/>
          <table:covered-table-cell table:number-columns-repeated="4"/>
        </table:table-row>
        <table:table-row table:style-name="ro1">
          <table:covered-table-cell table:number-columns-repeated="6"/>
          <table:table-cell/>
          <table:covered-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6" office:value-type="string" table:number-columns-spanned="11" table:number-rows-spanned="18">
            <text:p>error_Assign_fun(protocol pkg)</text:p>
            <text:p>{</text:p>
            <text:p>switch(pkg-&gt;protocol_ret)</text:p>
            <text:p>{</text:p>
            <text:p>Case -1:</text:p>
            <text:p>Messagebox(“系统错误!”);</text:p>
            <text:p>Break;</text:p>
            <text:p>Case -2:</text:p>
            <text:p>Messagebox(“数据库错误!”);</text:p>
            <text:p>Break;</text:p>
            <text:p>Default: //根据错误码去处理.</text:p>
            <text:p>error_Assign[pkg-&gt;prootcol_id].function(pkg);</text:p>
            <text:p>Break;</text:p>
            <text:p>}</text:p>
            <text:p>}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</table:table>
      <table:table table:name="任务系统" table:style-name="ta1">
        <table:table-column table:style-name="co2" table:default-cell-style-name="Default"/>
        <table:table-column table:style-name="co1" table:default-cell-style-name="ce30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3">
          <table:table-cell table:style-name="ce22" office:value-type="string">
            <text:p>任务的内部储存结构方式:</text:p>
          </table:table-cell>
          <table:table-cell table:style-name="ce27"/>
          <table:table-cell table:style-name="ce31"/>
          <table:table-cell table:style-name="ce34"/>
          <table:table-cell table:number-columns-repeated="9"/>
        </table:table-row>
        <table:table-row table:style-name="ro3">
          <table:table-cell table:style-name="ce23"/>
          <table:table-cell table:style-name="ce28" office:value-type="float" office:value="0">
            <text:p>0</text:p>
          </table:table-cell>
          <table:table-cell table:style-name="ce32" office:value-type="string">
            <text:p>任务未接状态.</text:p>
          </table:table-cell>
          <table:table-cell table:style-name="ce35"/>
          <table:table-cell/>
          <table:table-cell table:style-name="ce37" office:value-type="string" table:number-columns-spanned="8" table:number-rows-spanned="3">
            <text:p>数据库存储方式: 使用一个字节保存两个任务,每个任务有16种状态,数据量相对较小,2000个任务只需要1K字节就可以.</text:p>
          </table:table-cell>
          <table:covered-table-cell table:number-columns-repeated="7"/>
        </table:table-row>
        <table:table-row table:style-name="ro3">
          <table:table-cell table:style-name="ce23"/>
          <table:table-cell table:style-name="ce28" office:value-type="string">
            <text:p>F</text:p>
          </table:table-cell>
          <table:table-cell table:style-name="ce32" office:value-type="string">
            <text:p>任务完成状态.</text:p>
          </table:table-cell>
          <table:table-cell table:style-name="ce35"/>
          <table:table-cell/>
          <table:covered-table-cell table:number-columns-repeated="8"/>
        </table:table-row>
        <table:table-row table:style-name="ro3">
          <table:table-cell table:style-name="ce24"/>
          <table:table-cell table:style-name="ce29" office:value-type="string">
            <text:p>1-E</text:p>
          </table:table-cell>
          <table:table-cell table:style-name="ce33" office:value-type="string">
            <text:p>任务进行状态.</text:p>
          </table:table-cell>
          <table:table-cell table:style-name="ce36" office:value-type="string">
            <text:p>1代表完成了任务的第一阶段,正在进行第二阶段的任务.</text:p>
          </table:table-cell>
          <table:table-cell/>
          <table:covered-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5" office:value-type="string" table:number-columns-spanned="4" table:number-rows-spanned="3">
            <text:p>单个任务可以支持16个步骤,当需要更多步骤完成时,可以使用分段完成,先完成第一个任务,然后进行第二个任务.</text:p>
          </table:table-cell>
          <table:covered-table-cell table:number-columns-repeated="3"/>
          <table:table-cell/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7">
            <text:p>7</text:p>
          </table:table-cell>
          <table:table-cell table:style-name="ce38" office:value-type="float" office:value="6">
            <text:p>6</text:p>
          </table:table-cell>
        </table:table-row>
        <table:table-row table:style-name="ro1">
          <table:covered-table-cell table:number-columns-repeated="4"/>
          <table:table-cell/>
          <table:table-cell table:style-name="ce39" office:value-type="string" table:number-columns-spanned="2" table:number-rows-spanned="1">
            <text:p>F</text:p>
          </table:table-cell>
          <table:covered-table-cell table:style-name="ce41"/>
          <table:table-cell table:style-name="ce42" office:value-type="string" table:number-columns-spanned="2" table:number-rows-spanned="1">
            <text:p>F</text:p>
          </table:table-cell>
          <table:covered-table-cell table:style-name="ce41"/>
          <table:table-cell table:style-name="ce43" office:value-type="string" table:number-columns-spanned="2" table:number-rows-spanned="1">
            <text:p>F</text:p>
          </table:table-cell>
          <table:covered-table-cell table:style-name="ce41"/>
          <table:table-cell table:style-name="ce45" office:value-type="string" table:number-columns-spanned="2" table:number-rows-spanned="1">
            <text:p>F</text:p>
          </table:table-cell>
          <table:covered-table-cell table:style-name="ce41"/>
        </table:table-row>
        <table:table-row table:style-name="ro3">
          <table:covered-table-cell table:number-columns-repeated="4"/>
          <table:table-cell/>
          <table:table-cell table:style-name="ce40" office:value-type="string" table:number-columns-spanned="4" table:number-rows-spanned="1">
            <text:p>32位</text:p>
          </table:table-cell>
          <table:covered-table-cell table:number-columns-repeated="3" table:style-name="ce41"/>
          <table:table-cell table:style-name="ce44" office:value-type="string" table:number-columns-spanned="4" table:number-rows-spanned="1">
            <text:p>32位</text:p>
          </table:table-cell>
          <table:covered-table-cell table:number-columns-repeated="3" table:style-name="ce4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5" office:value-type="string" table:number-columns-spanned="4" table:number-rows-spanned="3">
            <text:p>数据库存储方式: <text:s/>1.用unsigned int task_len,存储玩家当前完成的任务总量.</text:p>
            <text:p>2.用unsigned short task_id[],存储玩家当前所有任务的任务ID编号,存储长度是task_len*2个字节.</text:p>
            <text:p>3.用unsigned char task_buff[],存储玩家当前所有的任务的完成状态,储存的长度是task_len个字节.</text:p>
          </table:table-cell>
          <table:covered-table-cell table:number-columns-repeated="3"/>
          <table:table-cell/>
          <table:table-cell table:style-name="ce3" table:number-columns-spanned="8" table:number-rows-spanned="3"/>
          <table:covered-table-cell table:number-columns-repeated="6" table:style-name="ce5"/>
          <table:covered-table-cell table:style-name="ce19"/>
        </table:table-row>
        <table:table-row table:style-name="ro1">
          <table:covered-table-cell table:number-columns-repeated="4"/>
          <table:table-cell/>
          <table:covered-table-cell table:style-name="ce2"/>
          <table:covered-table-cell table:number-columns-repeated="6"/>
          <table:covered-table-cell table:style-name="ce20"/>
        </table:table-row>
        <table:table-row table:style-name="ro1">
          <table:covered-table-cell table:number-columns-repeated="4"/>
          <table:table-cell/>
          <table:covered-table-cell table:style-name="ce4"/>
          <table:covered-table-cell table:number-columns-repeated="6" table:style-name="ce6"/>
          <table:covered-table-cell table:style-name="ce2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style-name="ce18" office:value-type="string" table:number-columns-spanned="4" table:number-rows-spanned="3">
            <text:p>玩家任务数量少的时候有优势,只需要少量数据就可以填充任务列表,但是当任务量完成到一定量的时候,因为附加的结构就会造成数据量的上升.</text:p>
          </table:table-cell>
          <table:covered-table-cell table:number-columns-repeated="3"/>
          <table:table-cell/>
          <table:table-cell table:style-name="ce18" office:value-type="string" table:number-columns-spanned="8" table:number-rows-spanned="3">
            <text:p>数据库存储方式:1.使用结构体描述,unsigned short task_id表示任务号, unsigned short task_status表示任务状态.</text:p>
          </table:table-cell>
          <table:covered-table-cell table:number-columns-repeated="7"/>
        </table:table-row>
        <table:table-row table:style-name="ro1">
          <table:covered-table-cell table:number-columns-repeated="4"/>
          <table:table-cell/>
          <table:covered-table-cell table:number-columns-repeated="8"/>
        </table:table-row>
        <table:table-row table:style-name="ro1">
          <table:covered-table-cell table:number-columns-repeated="4"/>
          <table:table-cell/>
          <table:covered-table-cell table:number-columns-repeated="8"/>
        </table:table-row>
        <table:table-row table:style-name="ro1">
          <table:table-cell table:number-columns-repeated="3"/>
          <table:table-cell table:style-name="ce30"/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26"/>
          <table:table-cell table:number-columns-repeated="12"/>
        </table:table-row>
        <table:table-row table:style-name="ro1" table:number-rows-repeated="104855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12:23:04</meta:creation-date>
    <dc:date>2014-12-15T16:37:24</dc:date>
    <meta:editing-duration>PT4H52M59S</meta:editing-duration>
    <meta:editing-cycles>109</meta:editing-cycles>
    <meta:generator>LibreOffice/3.5$Linux_x86 LibreOffice_project/350m1$Build-2</meta:generator>
    <meta:document-statistic meta:table-count="3" meta:cell-count="58" meta:object-count="55"/>
  </office:meta>
</office:document-meta>
</file>